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6FA000006A338436572A363F6C7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41.75cm" fo:min-width="66.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7cm" svg:height="42cm" svg:x="0.1cm" svg:y="-0.02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4.149cm" svg:height="41.999cm" svg:x="11.526cm" svg:y="-0.025cm">
          <draw:image xlink:href="Pictures/10000000000006FA000006A338436572A363F6C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7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0:53:19.921717100</meta:creation-date>
    <dc:date>2023-03-30T20:00:35.178009094</dc:date>
    <meta:editing-duration>PT9M56S</meta:editing-duration>
    <meta:editing-cycles>4</meta:editing-cycles>
    <meta:generator>LibreOffice/7.5.1.2$MacOSX_X86_64 LibreOffice_project/fcbaee479e84c6cd81291587d2ee68cba099e129</meta:generator>
    <meta:document-statistic meta:object-count="2"/>
  </office:meta>
</office:document-meta>
</file>